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13.5pt" style:font-size-asian="13.5pt" style:font-size-complex="13.5pt"/>
    </style:style>
    <style:style style:name="P3" style:parent-style-name="Standard" style:family="paragraph">
      <style:text-properties fo:font-size="13.5pt" style:font-size-asian="13.5pt" style:font-size-complex="13.5pt"/>
    </style:style>
    <style:style style:name="P4" style:parent-style-name="Standard" style:family="paragraph">
      <style:text-properties fo:font-size="13.5pt" style:font-size-asian="13.5pt" style:font-size-complex="13.5pt"/>
    </style:style>
    <style:style style:name="P5" style:parent-style-name="Standard" style:family="paragraph">
      <style:text-properties fo:font-size="13.5pt" style:font-size-asian="13.5pt" style:font-size-complex="13.5pt"/>
    </style:style>
    <style:style style:name="P6" style:parent-style-name="Standard" style:family="paragraph">
      <style:text-properties fo:font-size="13.5pt" style:font-size-asian="13.5pt" style:font-size-complex="13.5pt"/>
    </style:style>
    <style:style style:name="P7" style:parent-style-name="Standard" style:family="paragraph">
      <style:text-properties fo:font-size="13.5pt" style:font-size-asian="13.5pt" style:font-size-complex="13.5pt"/>
    </style:style>
    <style:style style:name="P8" style:parent-style-name="Standard" style:family="paragraph">
      <style:text-properties fo:font-size="13.5pt" style:font-size-asian="13.5pt" style:font-size-complex="13.5pt"/>
    </style:style>
    <style:style style:name="P9" style:parent-style-name="Standard" style:family="paragraph">
      <style:text-properties fo:font-size="13.5pt" style:font-size-asian="13.5pt" style:font-size-complex="13.5pt"/>
    </style:style>
    <style:style style:name="P10" style:parent-style-name="Standard" style:family="paragraph">
      <style:text-properties fo:font-size="13.5pt" style:font-size-asian="13.5pt" style:font-size-complex="13.5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2pt" style:font-size-asian="12pt" style:font-size-complex="12pt"/>
    </style:style>
    <style:style style:name="P13" style:parent-style-name="Standard" style:family="paragraph">
      <style:text-properties fo:font-size="12pt" style:font-size-asian="12pt" style:font-size-complex="12pt"/>
    </style:style>
    <style:style style:name="P14" style:parent-style-name="Standard" style:family="paragraph">
      <style:text-properties fo:font-size="12pt" style:font-size-asian="12pt" style:font-size-complex="12pt"/>
    </style:style>
    <style:style style:name="P15" style:parent-style-name="Standard" style:family="paragraph">
      <style:text-properties style:font-name="Arial" style:font-name-complex="Arial" fo:color="#000000" fo:font-size="12pt" style:font-size-asian="12pt" style:font-size-complex="12pt"/>
    </style:style>
    <style:style style:name="P16" style:parent-style-name="Standard" style:family="paragraph">
      <style:text-properties style:font-name="Arial" style:font-name-complex="Arial" fo:color="#000000" fo:font-size="12pt" style:font-size-asian="12pt" style:font-size-complex="12pt"/>
    </style:style>
    <style:style style:name="T17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P18" style:parent-style-name="Standard" style:family="paragraph">
      <style:text-properties fo:font-size="12pt" style:font-size-asian="12pt" style:font-size-complex="12pt"/>
    </style:style>
    <style:style style:name="P19" style:parent-style-name="Standard" style:family="paragraph">
      <style:text-properties fo:font-size="12pt" style:font-size-asian="12pt" style:font-size-complex="12pt"/>
    </style:style>
    <style:style style:name="P20" style:parent-style-name="Standard" style:family="paragraph">
      <style:text-properties fo:font-size="12pt" style:font-size-asian="12pt" style:font-size-complex="12pt"/>
    </style:style>
    <style:style style:name="P21" style:parent-style-name="Standard" style:list-style-name="LFO2" style:family="paragraph">
      <style:paragraph-properties fo:margin-top="0.0694in" fo:margin-bottom="0.0694in" fo:line-height="100%"/>
    </style:style>
    <style:style style:name="T2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3" style:parent-style-name="Absatz-Standardschriftar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de" style:country-asian="DE"/>
    </style:style>
    <style:style style:name="T24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5" style:parent-style-name="Absatz-Standardschriftar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26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27" style:parent-style-name="Absatz-Standardschriftar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P28" style:parent-style-name="Standard" style:list-style-name="LFO2" style:family="paragraph">
      <style:paragraph-properties fo:margin-top="0.0694in" fo:margin-bottom="0.0694in" fo:line-height="100%"/>
    </style:style>
    <style:style style:name="T2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30" style:parent-style-name="Absatz-Standardschriftar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de" style:country-asian="DE"/>
    </style:style>
    <style:style style:name="T3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32" style:parent-style-name="Standard" style:list-style-name="LFO2" style:family="paragraph">
      <style:paragraph-properties fo:margin-top="0.0694in" fo:margin-bottom="0.0694in" fo:line-height="100%"/>
    </style:style>
    <style:style style:name="T33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34" style:parent-style-name="Absatz-Standardschriftar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de" style:country-asian="DE"/>
    </style:style>
    <style:style style:name="T35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36" style:parent-style-name="Absatz-Standardschriftar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37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38" style:parent-style-name="Standard" style:list-style-name="LFO2" style:family="paragraph">
      <style:paragraph-properties fo:margin-top="0.0694in" fo:margin-bottom="0.0694in" fo:line-height="100%"/>
    </style:style>
    <style:style style:name="T39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40" style:parent-style-name="Absatz-Standardschriftar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de" style:country-asian="DE"/>
    </style:style>
    <style:style style:name="T41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42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Ausrüstung:</text:p>
      <text:p text:style-name="P2"><text:bookmark-start text:name="cingulum"/>Militärgürtel (Cingulum Militare)<text:bookmark-end text:name="cingulum"/></text:p>
      <text:p text:style-name="P3"><text:bookmark-start text:name="galea"/>Helm (Galea oder Cassis)<text:bookmark-end text:name="galea"/></text:p>
      <text:p text:style-name="P4"><text:bookmark-start text:name="lorica"/>Panzer (Lorica<text:bookmark-end text:name="lorica"/>)</text:p>
      <text:p text:style-name="P5">Plattenpanzer</text:p>
      <text:p text:style-name="P6"><text:bookmark-start text:name="scutum"/>Schild (Scutum)<text:bookmark-end text:name="scutum"/></text:p>
      <text:p text:style-name="P7"><text:bookmark-start text:name="pilum"/>Wurfspeer (Pilum)<text:bookmark-end text:name="pilum"/></text:p>
      <text:p text:style-name="P8"><text:bookmark-start text:name="gladius"/>Schwert (Gladius)<text:bookmark-end text:name="gladius"/><text:s/></text:p>
      <text:p text:style-name="P9">Schilde aufgequollen</text:p>
      <text:p text:style-name="P10"/>
      <text:p text:style-name="P11">Armenius:</text:p>
      <text:p text:style-name="P12">*18 v.Chr /16 v.Chr</text:p>
      <text:p text:style-name="P13">Makromannen</text:p>
      <text:p text:style-name="P14">Varus Kopf<text:s/>zurück zu Familie</text:p>
      <text:p text:style-name="P15">Cherusker, Marser, Chatten, Brukterer , Chauken</text:p>
      <text:p text:style-name="P16">Geiselname seiner frau</text:p>
      <text:p text:style-name="Standard"><text:span text:style-name="T17">Schaffte es auch die Bestrebungen des Germanicus zu verhindern</text:span></text:p>
      <text:p text:style-name="P18">16 n.Chr ermordet</text:p>
      <text:p text:style-name="P19"/>
      <text:p text:style-name="P20">Theorien für den Ort</text:p>
      <text:list text:style-name="LFO2" text:continue-numbering="true">
        <text:list-item>
          <text:p text:style-name="P21"><text:span text:style-name="T22">nach der<text:s/></text:span><text:span text:style-name="T23">Nordtheorie</text:span><text:span text:style-name="T24"><text:s/>am nördlichen Rand von<text:s/></text:span><text:a office:title="Wiehengebirge" xlink:href="https://de.wikipedia.org/wiki/Wiehengebirge" office:target-frame-name="_top" xlink:show="replace"><text:span text:style-name="T25">Wiehengebirge</text:span></text:a><text:span text:style-name="T26"><text:s/>und<text:s/></text:span><text:a office:title="Wesergebirge" xlink:href="https://de.wikipedia.org/wiki/Wesergebirge" office:target-frame-name="_top" xlink:show="replace"><text:span text:style-name="T27">Wesergebirge</text:span></text:a></text:p>
        </text:list-item>
        <text:list-item>
          <text:p text:style-name="P28"><text:span text:style-name="T29">nach der<text:s/></text:span><text:span text:style-name="T30">Lippeschen Theorie</text:span><text:span text:style-name="T31"><text:s/>in der östlichen Hälfte des Teutoburger Waldes oder zwischen diesem und der Weser</text:span></text:p>
        </text:list-item>
        <text:list-item>
          <text:p text:style-name="P32"><text:span text:style-name="T33">nach der<text:s/></text:span><text:span text:style-name="T34">Münsterländer Theorie</text:span><text:span text:style-name="T35"><text:s/>südlich des Teutoburger Waldes bei<text:s/></text:span><text:a office:title="Beckum" xlink:href="https://de.wikipedia.org/wiki/Beckum" office:target-frame-name="_top" xlink:show="replace"><text:span text:style-name="T36">Beckum</text:span></text:a><text:span text:style-name="T37"><text:s/>oder knapp östlich davon und</text:span></text:p>
        </text:list-item>
        <text:list-item>
          <text:p text:style-name="P38"><text:span text:style-name="T39">nach der<text:s/></text:span><text:span text:style-name="T40">Südtheorie</text:span><text:span text:style-name="T41"><text:s/>in dem Bergland südöstlich der Münsterländer Bucht.</text:span></text:p>
        </text:list-item>
      </text:list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Stolz</meta:initial-creator>
    <dc:creator>Simon Stolz</dc:creator>
    <meta:creation-date>2016-09-18T15:07:00Z</meta:creation-date>
    <dc:date>2016-09-18T15:35:00Z</dc:date>
    <meta:template xlink:href="Normal.dotm" xlink:type="simple"/>
    <meta:editing-cycles>7</meta:editing-cycles>
    <meta:editing-duration>PT0S</meta:editing-duration>
    <meta:document-statistic meta:page-count="1" meta:paragraph-count="1" meta:word-count="137" meta:character-count="1001" meta:row-count="7" meta:non-whitespace-character-count="865"/>
  </office:meta>
</office:document-meta>
</file>